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emana 1</text:p>
          </table:table-cell>
          <table:table-cell office:value-type="string" calcext:value-type="string">
            <text:p>Semana 2</text:p>
          </table:table-cell>
          <table:table-cell office:value-type="string" calcext:value-type="string">
            <text:p>Semana 3</text:p>
          </table:table-cell>
          <table:table-cell office:value-type="string" calcext:value-type="string">
            <text:p>Semana 4</text:p>
          </table:table-cell>
          <table:table-cell office:value-type="string" calcext:value-type="string">
            <text:p>Semana 5</text:p>
          </table:table-cell>
          <table:table-cell/>
        </table:table-row>
        <table:table-row table:style-name="ro1">
          <table:table-cell office:value-type="string" calcext:value-type="string">
            <text:p>VP (PV)</text:p>
          </table:table-cell>
          <table:table-cell table:number-columns-repeated="5" office:value-type="float" office:value="40" calcext:value-type="float">
            <text:p>40</text:p>
          </table:table-cell>
          <table:table-cell table:formula="of:=SUM([.$B2:.$F2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R (AC)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SUM([.$B3:.$F3])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VA (EV)</text:p>
          </table:table-cell>
          <table:table-cell table:number-columns-repeated="5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</text:p>
          </table:table-cell>
          <table:table-cell table:formula="of:=SUM([.B$4] - [.B$2])" office:value-type="float" office:value="-20" calcext:value-type="float">
            <text:p>-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V</text:p>
          </table:table-cell>
          <table:table-cell table:formula="of:=SUM([.B$4] - [.B$3])" office:value-type="float" office:value="-60" calcext:value-type="float">
            <text:p>-6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I</text:p>
          </table:table-cell>
          <table:table-cell table:formula="of:=SUM([.B$4] / [.B$2])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I</text:p>
          </table:table-cell>
          <table:table-cell table:formula="of:=SUM([.B$4] / [.B$3])" office:value-type="float" office:value="0.25" calcext:value-type="float">
            <text:p>0,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1:19:36.125888672</meta:creation-date>
    <dc:date>2022-09-27T21:32:59.510869127</dc:date>
    <meta:editing-duration>PT13M20S</meta:editing-duration>
    <meta:editing-cycles>6</meta:editing-cycles>
    <meta:generator>LibreOffice/7.3.6.2$Linux_X86_64 LibreOffice_project/30$Build-2</meta:generator>
    <meta:document-statistic meta:table-count="1" meta:cell-count="33" meta:object-count="0"/>
  </office:meta>
</office:document-meta>
</file>